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7.277cm" table:align="left"/>
    </style:style>
    <style:style style:name="Tabella3.A" style:family="table-column">
      <style:table-column-properties style:column-width="3.916cm"/>
    </style:style>
    <style:style style:name="Tabella3.B" style:family="table-column">
      <style:table-column-properties style:column-width="2.196cm"/>
    </style:style>
    <style:style style:name="Tabella3.D" style:family="table-column">
      <style:table-column-properties style:column-width="8.969cm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="0.5pt solid #000000"/>
    </style:style>
    <style:style style:name="Tabella3.C1" style:family="table-cell">
      <style:table-cell-properties fo:padding="0.097cm" fo:border-left="0.05pt solid #000000" fo:border-right="0.05pt solid #000000" fo:border-top="none" fo:border-bottom="none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" style:family="table">
      <style:table-properties style:width="17.274cm" table:align="left"/>
    </style:style>
    <style:style style:name="Tabella1.A" style:family="table-column">
      <style:table-column-properties style:column-width="2.566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752cm"/>
    </style:style>
    <style:style style:name="Tabella1.D" style:family="table-column">
      <style:table-column-properties style:column-width="1.905cm"/>
    </style:style>
    <style:style style:name="Tabella1.E" style:family="table-column">
      <style:table-column-properties style:column-width="1.531cm"/>
    </style:style>
    <style:style style:name="Tabella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.B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D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4" style:family="table-cell">
      <style:table-cell-properties fo:padding="0.097cm" fo:border-left="0.5pt solid #000000" fo:border-right="none" fo:border-top="none" fo:border-bottom="0.5pt solid #000000"/>
    </style:style>
    <style:style style:name="Tabella1.B4" style:family="table-cell">
      <style:table-cell-properties fo:padding="0.097cm" fo:border-left="0.5pt solid #000000" fo:border-right="none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7" style:family="table-cell">
      <style:table-cell-properties fo:padding="0.097cm" fo:border-left="0.5pt solid #000000" fo:border-right="none" fo:border-top="none" fo:border-bottom="0.5pt solid #000000"/>
    </style:style>
    <style:style style:name="Tabella1.B7" style:family="table-cell">
      <style:table-cell-properties fo:padding="0.097cm" fo:border-left="0.5pt solid #000000" fo:border-right="none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10" style:family="table-cell">
      <style:table-cell-properties fo:padding="0.097cm" fo:border-left="0.5pt solid #000000" fo:border-right="none" fo:border-top="none" fo:border-bottom="0.5pt solid #000000"/>
    </style:style>
    <style:style style:name="Tabella1.B10" style:family="table-cell">
      <style:table-cell-properties fo:padding="0.097cm" fo:border-left="0.5pt solid #000000" fo:border-right="none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12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.304cm" table:align="margins"/>
    </style:style>
    <style:style style:name="Tabella2.A" style:family="table-column">
      <style:table-column-properties style:column-width="1.917cm" style:rel-column-width="7261*"/>
    </style:style>
    <style:style style:name="Tabella2.B" style:family="table-column">
      <style:table-column-properties style:column-width="1.919cm" style:rel-column-width="7268*"/>
    </style:style>
    <style:style style:name="Tabella2.C" style:family="table-column">
      <style:table-column-properties style:column-width="3.307cm" style:rel-column-width="12525*"/>
    </style:style>
    <style:style style:name="Tabella2.D" style:family="table-column">
      <style:table-column-properties style:column-width="0.132cm" style:rel-column-width="501*"/>
    </style:style>
    <style:style style:name="Tabella2.E" style:family="table-column">
      <style:table-column-properties style:column-width="4.921cm" style:rel-column-width="18638*"/>
    </style:style>
    <style:style style:name="Tabella2.G" style:family="table-column">
      <style:table-column-properties style:column-width="4.974cm" style:rel-column-width="18841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C1" style:family="table-cell">
      <style:table-cell-properties fo:padding="0.097cm" fo:border="0.5pt solid #000000"/>
    </style:style>
    <style:style style:name="Tabella2.D1" style:family="table-cell">
      <style:table-cell-properties fo:padding="0.097cm" fo:border-left="0.05pt solid #000000" fo:border-right="0.05pt solid #000000" fo:border-top="none" fo:border-bottom="none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" style:family="paragraph" style:parent-style-name="Standard">
      <style:text-properties fo:color="#008000" style:font-name="Arial2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text-properties style:font-name="Arial2" fo:font-size="8pt" fo:font-style="normal" style:text-underline-style="solid" style:text-underline-width="auto" style:text-underline-color="font-color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text-properties style:font-name="Arial2" fo:font-size="9pt" style:font-size-asian="9pt" style:font-size-complex="9pt"/>
    </style:style>
    <style:style style:name="P5" style:family="paragraph" style:parent-style-name="Standard">
      <style:text-properties style:font-name="Arial2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 fo:break-before="page"/>
      <style:text-properties fo:color="#008000" style:font-name="Arial2" fo:font-size="4pt" fo:font-style="normal" style:text-underline-style="none" fo:font-weight="normal" style:font-name-asian="SimSun" style:font-size-asian="4pt" style:font-style-asian="normal" style:font-weight-asian="normal" style:font-name-complex="Tahoma" style:font-size-complex="4pt" style:font-style-complex="normal" style:font-weight-complex="normal"/>
    </style:style>
    <style:style style:name="P7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Arial2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>
      <style:paragraph-properties fo:margin-left="-0.018cm" fo:margin-right="0.009cm" fo:text-align="start" style:justify-single-word="false" fo:text-indent="0cm" style:auto-text-indent="false">
        <style:tab-stops>
          <style:tab-stop style:position="2.858cm"/>
          <style:tab-stop style:position="11.06cm"/>
        </style:tab-stops>
      </style:paragraph-properties>
      <style:text-properties style:font-name="Arial2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Arial2" fo:font-size="9pt" style:text-underline-style="none" fo:font-weight="normal" style:font-name-asian="SimSun" style:font-size-asian="9pt" style:font-weight-asian="normal" style:font-name-complex="Tahoma" style:font-size-complex="9pt" style:font-weight-complex="normal"/>
    </style:style>
    <style:style style:name="P10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fo:color="#004a4a" style:font-name="DejaVu Sans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fo:color="#004a4a" style:font-name="DejaVu Sans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fo:color="#004a4a" style:font-name="DejaVu Sans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3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fo:color="#000000" style:font-name="DejaVu Sans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use-window-font-color="true" style:font-name="DejaVu Sans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style:use-window-font-color="true" style:font-name="DejaVu Sans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fo:color="#008000" style:font-name="DejaVu Sans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fo:color="#008000" style:font-name="DejaVu Sans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19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Arial2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fo:color="#000000" style:font-name="Arial2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fo:color="#004a4a" style:font-name="Arial2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fo:font-weight="bold" style:font-size-asian="7pt" style:font-weight-asian="bold" style:font-size-complex="7pt" style:font-weight-complex="bold"/>
    </style:style>
    <style:style style:name="P23" style:family="paragraph" style:parent-style-name="Table_20_Contents">
      <style:text-properties style:font-name="Arial2"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2" fo:font-size="6pt" fo:font-weight="bold" style:font-name-asian="SimSun" style:font-size-asian="6pt" style:font-weight-asian="bold" style:font-name-complex="Tahoma" style:font-size-complex="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2" fo:font-size="6pt" style:font-name-asian="SimSun" style:font-size-asian="6pt" style:font-name-complex="Tahoma" style:font-size-complex="6pt"/>
    </style:style>
    <style:style style:name="P26" style:family="paragraph" style:parent-style-name="Table_20_Contents">
      <style:paragraph-properties fo:text-align="start" style:justify-single-word="false"/>
      <style:text-properties style:font-name="Arial2" fo:font-size="6pt" fo:font-weight="normal" style:font-name-asian="SimSun" style:font-size-asian="6pt" style:font-weight-asian="normal" style:font-name-complex="Tahoma" style:font-size-complex="6pt" style:font-weight-complex="normal"/>
    </style:style>
    <style:style style:name="P27" style:family="paragraph" style:parent-style-name="Table_20_Contents">
      <style:text-properties style:font-name="Arial2" fo:font-size="9pt" style:text-underline-style="none" fo:font-weight="normal" style:font-name-asian="SimSun" style:font-size-asian="9pt" style:font-weight-asian="normal" style:font-name-complex="Tahoma" style:font-size-complex="9pt" style:font-weight-complex="normal"/>
    </style:style>
    <style:style style:name="P28" style:family="paragraph" style:parent-style-name="Table_20_Contents">
      <style:text-properties style:font-name="Arial2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30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Arial2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Arial2" fo:font-size="9pt" fo:font-style="normal" style:text-underline-style="none" fo:font-weight="normal" officeooo:paragraph-rsid="00089f3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color="#ff0000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color="#000000" fo:font-size="9pt" fo:font-style="normal" style:text-underline-style="none" style:font-size-asian="9pt" style:font-style-asian="normal" style:font-size-complex="9pt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4a4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7" style:family="text">
      <style:text-properties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8" style:family="text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10" style:family="text"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1" style:family="text">
      <style:text-properties fo:font-size="9pt" style:text-underline-style="none" fo:font-weight="normal" style:font-name-asian="SimSun" style:font-size-asian="9pt" style:font-weight-asian="normal" style:font-name-complex="Tahoma" style:font-size-complex="9pt" style:font-weight-complex="normal"/>
    </style:style>
    <style:style style:name="T12" style:family="text">
      <style:text-properties fo:font-size="9pt" style:text-underline-style="none" fo:font-weight="normal" style:font-size-asian="9pt" style:font-weight-asian="normal" style:font-size-complex="9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'it_IT')&gt;</text:placeholder></text:p>
      <text:p text:style-name="P4"><text:text-input text:description="&lt;for each=&quot;item in orders(objects)&quot;&gt;">starts for loop</text:text-input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row>
          <table:table-cell table:style-name="Tabella3.A1" office:value-type="string">
            <text:p text:style-name="P23">RIFERIM. ORDINE CLIENTE</text:p>
            <text:p text:style-name="P27"><text:placeholder text:placeholder-type="text">&lt;item.note&gt;</text:placeholder></text:p>
          </table:table-cell>
          <table:table-cell table:style-name="Tabella3.B1" office:value-type="string">
            <text:p text:style-name="P23">DEL<text:line-break/><text:span text:style-name="T11"><text:placeholder text:placeholder-type="text">&lt;italian_date(item.registration_date)&gt;</text:placeholder></text:span></text:p>
          </table:table-cell>
          <table:table-cell table:style-name="Tabella3.C1" table:number-rows-spanned="4" office:value-type="string">
            <text:p text:style-name="P28"/>
          </table:table-cell>
          <table:table-cell table:style-name="Tabella3.B1" table:number-rows-spanned="2" office:value-type="string">
            <text:p text:style-name="P23">DESTINATARIO</text:p>
            <text:p text:style-name="P7"><text:placeholder text:placeholder-type="text">&lt;get_address_default(item.partner_id.id) if item.partner_id else "Nessun indirizzo"&gt;</text:placeholder></text:p>
            <text:p text:style-name="P7"/>
          </table:table-cell>
        </table:table-row>
        <table:table-row>
          <table:table-cell table:style-name="Tabella3.A2" office:value-type="string">
            <text:p text:style-name="P23">ORDINE FIAM N.<text:line-break/><text:span text:style-name="T11"><text:placeholder text:placeholder-type="text">&lt;item.name&gt;</text:placeholder></text:span></text:p>
          </table:table-cell>
          <table:table-cell table:style-name="Tabella3.B2" office:value-type="string">
            <text:p text:style-name="P23">REGISTRATO IL <text:line-break/><text:span text:style-name="T11"><text:placeholder text:placeholder-type="text">&lt;italian_date(item.date)&gt;</text:placeholder></text:span></text:p>
          </table:table-cell>
          <table:covered-table-cell/>
          <table:covered-table-cell/>
        </table:table-row>
        <table:table-row>
          <table:table-cell table:style-name="Tabella3.B2" table:number-columns-spanned="2" office:value-type="string">
            <text:p text:style-name="P23">CONSEGNA PREVISTA:<text:line-break/><text:span text:style-name="T11"><text:placeholder text:placeholder-type="text">&lt;italian_date(item.deadline)&gt;</text:placeholder></text:span></text:p>
          </table:table-cell>
          <table:covered-table-cell/>
          <table:covered-table-cell/>
          <table:table-cell table:style-name="Tabella3.B2" table:number-rows-spanned="2" office:value-type="string">
            <text:p text:style-name="P23">LUOGO DI DESTINAZIONE</text:p>
            <text:p text:style-name="P23"><text:span text:style-name="T11"><text:placeholder text:placeholder-type="text">&lt;item.destination&gt;</text:placeholder></text:span><text:span text:style-name="T11"><text:line-break/></text:span><text:span text:style-name="T11"><text:placeholder text:placeholder-type="text">&lt;item.destination_address&gt;</text:placeholder></text:span><text:span text:style-name="T11"><text:line-break/></text:span><text:span text:style-name="T11"><text:placeholder text:placeholder-type="text">&lt;item.destination_cap&gt;</text:placeholder></text:span><text:span text:style-name="T11"> </text:span><text:span text:style-name="T11"><text:placeholder text:placeholder-type="text">&lt;item.destination_country&gt;</text:placeholder></text:span><text:span text:style-name="T11"> </text:span><text:span text:style-name="T11"><text:placeholder text:placeholder-type="text">&lt;item.destination_prov&gt;</text:placeholder></text:span></text:p>
          </table:table-cell>
        </table:table-row>
        <table:table-row>
          <table:table-cell table:style-name="Tabella3.B2" table:number-columns-spanned="2" office:value-type="string">
            <text:p text:style-name="P23">NOTE:<text:line-break/><text:span text:style-name="T11"><text:placeholder text:placeholder-type="text">&lt;item.extra_note&gt;</text:placeholder></text:span></text:p>
          </table:table-cell>
          <table:covered-table-cell/>
          <table:covered-table-cell/>
          <table:covered-table-cell/>
        </table:table-row>
      </table:table>
      <text:p text:style-name="P5"/>
      <text:p text:style-name="P18"><text:span text:style-name="T1"><text:text-input text:description="&lt;if test=&quot;item.complete&quot;&gt;">if completo</text:text-input></text:span><text:span text:style-name="T5">Ordine completo!</text:span><text:span text:style-name="T1"><text:text-input text:description="&lt;/if&gt;">end if</text:text-input></text:span><text:span text:style-name="T1"><text:text-input text:description="&lt;if test=&quot;not item.complete&quot;&gt;">if non completo</text:text-input></text:span><text:span text:style-name="T2">Ordine non completo!</text:span><text:span text:style-name="T1"><text:text-input text:description="&lt;/if&gt;">end if</text:text-input></text:span><text:span text:style-name="T1"> </text:span></text:p>
      <text:p text:style-name="P22"><text:span text:style-name="T1"><text:tab/>Rif. Int.: </text:span><text:span text:style-name="T1"><text:date style:data-style-name="N37" text:date-value="2013-02-01T13:33:55.990000027" text:fixed="true">02/01/13</text:date></text:span><text:span text:style-name="T1"> ore </text:span><text:span text:style-name="T1"><text:time style:data-style-name="N43" text:time-value="2013-02-01T13:33:49.000000096" text:fixed="true">01:33:49 PM</text:time></text:span><text:span text:style-name="T1"> <text:tab/></text:span><text:span text:style-name="T6">Rif.: </text:span><text:span text:style-name="T7"><text:placeholder text:placeholder-type="text">&lt;item.agent_description&gt;</text:placeholder></text:span><text:span text:style-name="T1"><text:tab/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24">CODICE ARTICOLO</text:p>
            </table:table-cell>
            <table:table-cell table:style-name="Tabella1.B1" office:value-type="string">
              <text:p text:style-name="P24">DESCRIZIONE DEI BENI</text:p>
            </table:table-cell>
            <table:table-cell table:style-name="Tabella1.C1" office:value-type="string">
              <text:p text:style-name="P24">COLLI X PEZZI</text:p>
            </table:table-cell>
            <table:table-cell table:style-name="Tabella1.D1" office:value-type="string">
              <text:p text:style-name="P24">QUANTITA'</text:p>
            </table:table-cell>
            <table:table-cell table:style-name="Tabella1.E1" office:value-type="string">
              <text:p text:style-name="P24">STATO</text:p>
            </table:table-cell>
          </table:table-row>
        </table:table-header-rows>
        <table:table-row>
          <table:table-cell table:style-name="Tabella1.A12" table:number-columns-spanned="5" office:value-type="string">
            <text:p text:style-name="P9"><text:text-input text:description="&lt;for each=&quot;detail in item.line_ids&quot;&gt;">starts for loop detail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5" office:value-type="string">
            <text:p text:style-name="P20"><text:text-input text:description="&lt;if test=&quot;detail.line_type=='d'&quot;&gt;">if riga descrizio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16"/>
          </table:table-cell>
          <table:table-cell table:style-name="Tabella1.B10" office:value-type="string">
            <text:p text:style-name="P13"><text:placeholder text:placeholder-type="text">&lt;detail.article&gt;</text:placeholder></text:p>
          </table:table-cell>
          <table:table-cell table:style-name="Tabella1.C10" office:value-type="string">
            <text:p text:style-name="P17"/>
          </table:table-cell>
          <table:table-cell table:style-name="Tabella1.D10" office:value-type="string">
            <text:p text:style-name="P17"/>
          </table:table-cell>
          <table:table-cell table:style-name="Tabella1.E10" office:value-type="string">
            <text:p text:style-name="P17"/>
          </table:table-cell>
        </table:table-row>
        <table:table-row>
          <table:table-cell table:style-name="Tabella1.A12" table:number-columns-spanned="5" office:value-type="string">
            <text:p text:style-name="P20"><text:text-input text:description="&lt;/if&gt;">end if</text:text-input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5" office:value-type="string">
            <text:p text:style-name="P21"><text:text-input text:description="&lt;if test=&quot;detail.type=='b' and detail.line_type!='d'&quot;&gt;">if prodotto e riga articolo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10"><text:placeholder text:placeholder-type="text">&lt;detail.code&gt;</text:placeholder></text:p>
          </table:table-cell>
          <table:table-cell table:style-name="Tabella1.B10" office:value-type="string">
            <text:p text:style-name="P10"><text:placeholder text:placeholder-type="text">&lt;detail.article&gt;</text:placeholder></text:p>
          </table:table-cell>
          <table:table-cell table:style-name="Tabella1.C10" office:value-type="string">
            <text:p text:style-name="P11"><text:span text:style-name="T4"><text:text-input text:description="&lt;if test=&quot;detail.colli&quot;&gt;">if colli</text:text-input></text:span><text:placeholder text:placeholder-type="text">&lt;detail.colli&gt;</text:placeholder> x <text:placeholder text:placeholder-type="text">&lt;("%s"%(detail.quantity/detail.colli)).replace(".0","")&gt;</text:placeholder><text:span text:style-name="T4"><text:text-input text:description="&lt;/if&gt;">end if</text:text-input></text:span></text:p>
          </table:table-cell>
          <table:table-cell table:style-name="Tabella1.D10" office:value-type="string">
            <text:p text:style-name="P11"><text:placeholder text:placeholder-type="text">&lt;("%s"%(detail.quantity)).replace(".0","")&gt;</text:placeholder></text:p>
          </table:table-cell>
          <table:table-cell table:style-name="Tabella1.E10" office:value-type="string">
            <text:p text:style-name="P12">B</text:p>
          </table:table-cell>
        </table:table-row>
        <table:table-row>
          <table:table-cell table:style-name="Tabella1.A12" table:number-columns-spanned="5" office:value-type="string">
            <text:p text:style-name="P19"><text:text-input text:description="&lt;/if&gt;">end if</text:text-input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5" office:value-type="string">
            <text:p text:style-name="P19"><text:text-input text:description="&lt;if test=&quot;detail.type!='b'  and detail.line_type!='d'&quot;&gt;">if non prodotto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13"><text:placeholder text:placeholder-type="text">&lt;detail.code&gt;</text:placeholder></text:p>
          </table:table-cell>
          <table:table-cell table:style-name="Tabella1.B10" office:value-type="string">
            <text:p text:style-name="P14"><text:placeholder text:placeholder-type="text">&lt;detail.article&gt;</text:placeholder></text:p>
          </table:table-cell>
          <table:table-cell table:style-name="Tabella1.C10" office:value-type="string">
            <text:p text:style-name="P15"><text:text-input text:description="&lt;if test=&quot;detail.colli&quot;&gt;">if colli</text:text-input><text:placeholder text:placeholder-type="text">&lt;detail.colli&gt;</text:placeholder> x <text:placeholder text:placeholder-type="text">&lt;("%s"%(detail.quantity/detail.colli)).replace(".0","")&gt;</text:placeholder><text:text-input text:description="&lt;/if&gt;">end if</text:text-input></text:p>
          </table:table-cell>
          <table:table-cell table:style-name="Tabella1.D10" office:value-type="string">
            <text:p text:style-name="P15"><text:placeholder text:placeholder-type="text">&lt;("%s"%(detail.quantity)).replace(".0","")&gt;</text:placeholder></text:p>
          </table:table-cell>
          <table:table-cell table:style-name="Tabella1.E10" office:value-type="string">
            <text:p text:style-name="P15">S</text:p>
          </table:table-cell>
        </table:table-row>
        <table:table-row>
          <table:table-cell table:style-name="Tabella1.A12" table:number-columns-spanned="5" office:value-type="string">
            <text:p text:style-name="P19"><text:text-input text:description="&lt;/if&gt;">end if</text:text-input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5" office:value-type="string">
            <text:p text:style-name="P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8"><text:tab/>TEL. <text:placeholder text:placeholder-type="text">&lt;get_telephone(item.partner_id and item.partner_id.id)&gt;</text:placeholder><text:tab/>TASSATIVO: COMPILARE</text:p>
      <text:p text:style-name="P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D"/>
        <table:table-column table:style-name="Tabella2.G"/>
        <table:table-row>
          <table:table-cell table:style-name="Tabella2.A1" table:number-columns-spanned="2" office:value-type="string">
            <text:p text:style-name="P25">VOLUME<text:line-break/><text:span text:style-name="T8"><text:placeholder text:placeholder-type="text">&lt;"%2.3f"%(round(item.total_volume or 0,3))&gt;</text:placeholder></text:span></text:p>
          </table:table-cell>
          <table:covered-table-cell/>
          <table:table-cell table:style-name="Tabella2.C1" office:value-type="string">
            <text:p text:style-name="P25">VOL + 10%<text:line-break/><text:span text:style-name="T8"><text:placeholder text:placeholder-type="text">&lt;"%2.3f"%(round((item.total_volume or 0) * 1.1,3))&gt;</text:placeholder></text:span></text:p>
          </table:table-cell>
          <table:table-cell table:style-name="Tabella2.D1" table:number-rows-spanned="2" office:value-type="string">
            <text:p text:style-name="P29"/>
          </table:table-cell>
          <table:table-cell table:style-name="Tabella2.C1" table:number-rows-spanned="2" office:value-type="string">
            <text:p text:style-name="P25">FIRMA DI CONTROLLO</text:p>
          </table:table-cell>
          <table:table-cell table:style-name="Tabella2.D1" table:number-rows-spanned="2" office:value-type="string">
            <text:p text:style-name="P29"/>
          </table:table-cell>
          <table:table-cell table:style-name="Tabella2.C1" office:value-type="string">
            <text:p text:style-name="P25">BANCALI</text:p>
          </table:table-cell>
        </table:table-row>
        <table:table-row>
          <table:table-cell table:style-name="Tabella2.A2" table:number-columns-spanned="2" office:value-type="string">
            <text:p text:style-name="P26">TOTALE COLLI<text:line-break/><text:span text:style-name="T3"><text:placeholder text:placeholder-type="text">&lt; colli_total(item.id)&gt;</text:placeholder></text:span></text:p>
          </table:table-cell>
          <table:covered-table-cell/>
          <table:table-cell table:style-name="Tabella2.C2" office:value-type="string">
            <text:p text:style-name="P25">PORTO<text:line-break/><text:span text:style-name="T12"><text:placeholder text:placeholder-type="text">&lt;get_selection_item(item,"port_code")&gt;</text:placeholder></text:span><text:span text:style-name="T12"> </text:span><text:span text:style-name="T12"><text:placeholder text:placeholder-type="text">&lt;item.port_description&gt;</text:placeholder></text:span></text:p>
          </table:table-cell>
          <table:covered-table-cell/>
          <table:covered-table-cell/>
          <table:covered-table-cell/>
          <table:table-cell table:style-name="Tabella2.C2" table:number-rows-spanned="2" office:value-type="string">
            <text:p text:style-name="P25">COLLI REALI</text:p>
          </table:table-cell>
        </table:table-row>
        <table:table-row>
          <table:table-cell table:style-name="Tabella2.A2" office:value-type="string">
            <text:p text:style-name="P26">LUNGHEZZA<text:line-break/><text:span text:style-name="T9"><text:placeholder text:placeholder-type="text">&lt;"%2.3f"%(round(item.total_linear_meter or 0,3))&gt;</text:placeholder></text:span></text:p>
          </table:table-cell>
          <table:table-cell table:style-name="Tabella2.A2" office:value-type="string">
            <text:p text:style-name="P26">LUNGHEZZA B<text:line-break/><text:span text:style-name="T10"><text:placeholder text:placeholder-type="text">&lt;"%2.3f"%(round(item.total_linear_meter_ready or 0,3))&gt;</text:placeholder></text:span></text:p>
          </table:table-cell>
          <table:table-cell table:style-name="Tabella2.C2" office:value-type="string">
            <text:p text:style-name="P25">PESO<text:line-break/><text:span text:style-name="T8"><text:placeholder text:placeholder-type="text">&lt;"%2.0f"%(round(item.total_weight or 0.0,0))&gt;</text:placeholder></text:span></text:p>
          </table:table-cell>
          <table:table-cell table:style-name="Tabella2.D1" office:value-type="string">
            <text:p text:style-name="P29"/>
          </table:table-cell>
          <table:table-cell table:style-name="Tabella2.C2" office:value-type="string">
            <text:p text:style-name="P25">DATA DI SPEDIZIONE</text:p>
          </table:table-cell>
          <table:table-cell table:style-name="Tabella2.D1" office:value-type="string">
            <text:p text:style-name="P29"/>
          </table:table-cell>
          <table:covered-table-cell/>
        </table:table-row>
      </table:table>
      <text:p text:style-name="P8"/>
      <text:p text:style-name="P2"><text:text-input text:description="&lt;if test=&quot;not is_last(item.id)&quot;&gt;">if non ultimo</text:text-input></text:p>
      <text:p text:style-name="P2"/>
      <text:p text:style-name="P6"><text:s/></text:p>
      <text:p text:style-name="P2"><text:text-input text:description="&lt;/if&gt;">end if</text:text-input></text:p>
      <text:p text:style-name="P4"><text:text-input text:description="&lt;/for&gt;">ends for loop</text:text-input></text:p>
      <text:p text:style-name="P7"><text:placeholder text:placeholder-type="text">&lt;reset_print(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2cm" style:type="center"/>
          <style:tab-stop style:position="17.304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926cm" fo:margin-bottom="0.914cm" fo:margin-left="2cm" fo:margin-right="1.69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stampato in data <text:date style:data-style-name="N37" text:date-value="2013-03-15T16:29:32.990000154" text:fixed="true">03/15/13</text:date> ore <text:time style:data-style-name="N43" text:time-value="2013-03-15T16:29:56.990000107" text:fixed="true">04:29:57 PM</text:time> <text:s text:c="54"/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7-08T17:37:00.367890001</dc:date>
    <meta:editing-duration>P4DT10H10M56S</meta:editing-duration>
    <meta:editing-cycles>338</meta:editing-cycles>
    <meta:generator>LibreOffice/4.3.3.2$Linux_X86_64 LibreOffice_project/430m0$Build-2</meta:generator>
    <dc:creator>thebrush </dc:creator>
    <meta:document-statistic meta:table-count="3" meta:image-count="0" meta:object-count="0" meta:page-count="2" meta:paragraph-count="57" meta:word-count="223" meta:character-count="1864" meta:non-whitespace-character-count="1682"/>
    <meta:user-defined meta:name="Info 1"/>
    <meta:user-defined meta:name="Info 2"/>
    <meta:user-defined meta:name="Info 3"/>
    <meta:user-defined meta:name="Info 4"/>
  </office:meta>
</office:document-meta>
</file>